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80000002435056003695DBD10.png" manifest:media-type="image/png"/>
  <manifest:file-entry manifest:full-path="Pictures/10000001000002B200000028DEBF33F4B19CD15E.png" manifest:media-type="image/png"/>
  <manifest:file-entry manifest:full-path="Pictures/10000001000002B200000028B107E2AF595B4027.png" manifest:media-type="image/png"/>
  <manifest:file-entry manifest:full-path="Pictures/1000000100000237000000240D0C83F9A85596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1346in" svg:height="0.376in" svg:x="6.5425in" svg:y="0.0835in">
            <draw:image xlink:href="Pictures/1000000100000237000000240D0C83F9A855967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4657in" svg:height="0.4177in" svg:x="5.5858in" svg:y="1.7571in">
            <draw:image xlink:href="Pictures/10000001000002B200000028B107E2AF595B402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4657in" svg:height="0.4177in" svg:x="5.5748in" svg:y="2.2791in">
            <draw:image xlink:href="Pictures/10000001000002B200000028DEBF33F4B19CD15E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5.2799in" svg:height="0.376in" svg:x="6.1638in" svg:y="2.7713in">
            <draw:image xlink:href="Pictures/10000001000001E80000002435056003695DBD1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7" office:value-type="string" calcext:value-type="string" table:number-columns-spanned="3" table:number-rows-spanned="1">
            <text:p>All this values are for standard mode I2C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sync1 (us)</text:p>
          </table:table-cell>
          <table:table-cell table:style-name="ce2" office:value-type="string" calcext:value-type="string">
            <text:p>tsync2 (us)</text:p>
          </table:table-cell>
          <table:table-cell table:style-name="ce2" office:value-type="string" calcext:value-type="string">
            <text:p>PRESC</text:p>
          </table:table-cell>
          <table:table-cell table:style-name="ce2" office:value-type="string" calcext:value-type="string">
            <text:p>SCLH</text:p>
          </table:table-cell>
          <table:table-cell table:style-name="ce2" office:value-type="string" calcext:value-type="string">
            <text:p>SCLL</text:p>
          </table:table-cell>
          <table:table-cell table:style-name="ce2" office:value-type="string" calcext:value-type="string">
            <text:p>TI2CCLK(us)</text:p>
          </table:table-cell>
          <table:table-cell/>
          <table:table-cell table:style-name="ce2" office:value-type="string" calcext:value-type="string">
            <text:p>Tscl (us)</text:p>
          </table:table-cell>
          <table:table-cell table:style-name="ce2" office:value-type="string" calcext:value-type="string">
            <text:p>fSCL (kHz)</text:p>
          </table:table-cell>
          <table:table-cell table:number-columns-repeated="1015"/>
        </table:table-row>
        <table:table-row table:style-name="ro1">
          <table:table-cell table:formula="of:=1+3*[.F5]" office:value-type="float" office:value="1.0375" calcext:value-type="float">
            <text:p>1.0375</text:p>
          </table:table-cell>
          <table:table-cell table:formula="of:=0.3+3*[.F5]" office:value-type="float" office:value="0.3375" calcext:value-type="float">
            <text:p>0.337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1/(80)" office:value-type="float" office:value="0.0125" calcext:value-type="float">
            <text:p>0.0125</text:p>
          </table:table-cell>
          <table:table-cell/>
          <table:table-cell table:style-name="ce8" table:formula="of:=[.A5] + [.B5] + ( ([.D5]+1) + ([.E5]+1) )*([.C5]+1)*[.F5]" office:value-type="float" office:value="10.4875" calcext:value-type="float">
            <text:p>10.4875</text:p>
          </table:table-cell>
          <table:table-cell table:style-name="ce8" table:formula="of:=1/[.H5]*10^3" office:value-type="float" office:value="95.3516090584029" calcext:value-type="float">
            <text:p>95.3516090584029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/>
          <table:table-cell table:style-name="ce3" table:number-columns-repeated="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up (us)</text:p>
          </table:table-cell>
          <table:table-cell office:value-type="string" calcext:value-type="string">
            <text:p>Tdown (us)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formula="of:=[.B5]+[.B14]" office:value-type="float" office:value="4.3875" calcext:value-type="float">
            <text:p>4.3875</text:p>
          </table:table-cell>
          <table:table-cell table:formula="of:=[.A5]+[.C14]" office:value-type="float" office:value="6.1" calcext:value-type="float">
            <text:p>6.1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presc (us)</text:p>
          </table:table-cell>
          <table:table-cell table:style-name="ce2" office:value-type="string" calcext:value-type="string">
            <text:p>tSCLH (us)</text:p>
          </table:table-cell>
          <table:table-cell table:style-name="ce2" office:value-type="string" calcext:value-type="string">
            <text:p>tSCLL (us)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formula="of:=( ([.C5]+1)*[.F5] )" office:value-type="float" office:value="0.1125" calcext:value-type="float">
            <text:p>0.1125</text:p>
          </table:table-cell>
          <table:table-cell table:formula="of:=((1+[.D5])*[.A14])" office:value-type="float" office:value="4.05" calcext:value-type="float">
            <text:p>4.05</text:p>
          </table:table-cell>
          <table:table-cell table:formula="of:=(1+[.E5])*[.A14]" office:value-type="float" office:value="5.0625" calcext:value-type="float">
            <text:p>5.0625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Tvd;DAT(MAX) (us)</text:p>
          </table:table-cell>
          <table:table-cell table:style-name="ce2" office:value-type="string" calcext:value-type="string">
            <text:p>Tr(MAX) (us)</text:p>
          </table:table-cell>
          <table:table-cell table:style-name="ce2" office:value-type="string" calcext:value-type="string">
            <text:p>DNF</text:p>
          </table:table-cell>
          <table:table-cell table:number-columns-repeated="3"/>
          <table:table-cell table:style-name="ce2" office:value-type="string" calcext:value-type="string">
            <text:p>Inferior limit</text:p>
          </table:table-cell>
          <table:table-cell table:style-name="ce2" office:value-type="string" calcext:value-type="string">
            <text:p>SDADEL/SCLDEL</text:p>
          </table:table-cell>
          <table:table-cell table:style-name="ce2" office:value-type="string" calcext:value-type="string">
            <text:p>superior limit</text:p>
          </table:table-cell>
          <table:table-cell table:number-columns-repeated="1015"/>
        </table:table-row>
        <table:table-row table:style-name="ro1">
          <table:table-cell table:formula="of:=3.45"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8" table:formula="of:=([.A24]+[.B24]-[.C24]-([.C21]+3)*[.F5])/(([.C5]+1)*[.F5])" office:value-type="float" office:value="2.33333333333333" calcext:value-type="float">
            <text:p>2.33333333333333</text:p>
          </table:table-cell>
          <table:table-cell table:style-name="ce8" office:value-type="string" calcext:value-type="string">
            <text:p>SDADEL</text:p>
          </table:table-cell>
          <table:table-cell table:style-name="ce8" table:formula="of:=([.A21]-[.B21]-0.26-([.C21]+4)*[.F5])/( ([.C5]+1)*[.F5])" office:value-type="float" office:value="19.0222222222222" calcext:value-type="float">
            <text:p>19.0222222222222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number-columns-repeated="3"/>
          <table:table-cell table:style-name="ce8" table:formula="of:=([.A27]+[.B27])/( ([.C5]+1)*[.F5])" office:value-type="float" office:value="11.1111111111111" calcext:value-type="float">
            <text:p>11.1111111111111</text:p>
          </table:table-cell>
          <table:table-cell table:style-name="ce8" office:value-type="string" calcext:value-type="string">
            <text:p>SCLDEL</text:p>
          </table:table-cell>
          <table:table-cell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f(max) (us)</text:p>
          </table:table-cell>
          <table:table-cell table:style-name="ce2" office:value-type="string" calcext:value-type="string">
            <text:p>Thd;DAT (us)</text:p>
          </table:table-cell>
          <table:table-cell table:style-name="ce2" office:value-type="string" calcext:value-type="string">
            <text:p>TAF(min) (us)</text:p>
          </table:table-cell>
          <table:table-cell table:number-columns-repeated="3"/>
          <table:table-cell table:style-name="ce9" table:number-columns-repeated="3"/>
          <table:table-cell table:number-columns-repeated="101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tr(max) (us)</text:p>
          </table:table-cell>
          <table:table-cell table:style-name="ce2" office:value-type="string" calcext:value-type="string">
            <text:p>Tsu;DAT (min) (us)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42:10.418792178</meta:creation-date>
    <dc:date>2023-07-07T15:16:17.994235379</dc:date>
    <meta:editing-duration>PT54M15S</meta:editing-duration>
    <meta:editing-cycles>9</meta:editing-cycles>
    <meta:generator>LibreOffice/7.3.7.2$Linux_X86_64 LibreOffice_project/30$Build-2</meta:generator>
    <meta:document-statistic meta:table-count="1" meta:cell-count="52" meta:object-count="4"/>
  </office:meta>
</office:document-meta>
</file>